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/>
    <style:style style:name="P3" style:family="paragraph" style:parent-style-name="Text_20_body" style:list-style-name="L1"/>
    <style:style style:name="P4" style:family="paragraph" style:parent-style-name="Text_20_body" style:list-style-name="L1"/>
    <style:style style:name="P5" style:family="paragraph" style:parent-style-name="Text_20_body" style:list-style-name="L1"/>
    <style:style style:name="P6" style:family="paragraph" style:parent-style-name="Text_20_body" style:list-style-name="L1"/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2"/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 style:list-style-name="L5"/>
    <style:style style:name="P14" style:family="paragraph" style:parent-style-name="Text_20_body" style:list-style-name="L5"/>
    <style:style style:name="P15" style:family="paragraph" style:parent-style-name="Text_20_body" style:list-style-name="L6"/>
    <style:style style:name="P16" style:family="paragraph" style:parent-style-name="Text_20_body" style:list-style-name="L6"/>
    <style:style style:name="P17" style:family="paragraph" style:parent-style-name="Text_20_body" style:list-style-name="L7"/>
    <style:style style:name="P18" style:family="paragraph" style:parent-style-name="Text_20_body" style:list-style-name="L7"/>
    <style:style style:name="P19" style:family="paragraph" style:parent-style-name="Text_20_body" style:list-style-name="L8"/>
    <style:style style:name="P20" style:family="paragraph" style:parent-style-name="Text_20_body" style:list-style-name="L9"/>
    <style:style style:name="P21" style:family="paragraph" style:parent-style-name="Text_20_body" style:list-style-name="L9"/>
    <style:style style:name="P22" style:family="paragraph" style:parent-style-name="Text_20_body" style:list-style-name="L10"/>
    <style:style style:name="P23" style:family="paragraph" style:parent-style-name="Text_20_body" style:list-style-name="L10"/>
    <style:style style:name="P24" style:family="paragraph" style:parent-style-name="Text_20_body" style:list-style-name="L10"/>
    <style:style style:name="P25" style:family="paragraph" style:parent-style-name="Text_20_body" style:list-style-name="L10"/>
    <style:style style:name="P26" style:family="paragraph" style:parent-style-name="Text_20_body" style:list-style-name="L11"/>
    <style:style style:name="T1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hoenix Requirements</text:h>
      <text:p text:style-name="Standard">Curtis Aube, Wei Lin, Nick Guertin</text:p>
      <text:p text:style-name="Standard">Last Revision: 2008-05-05</text:p>
      <text:p text:style-name="Standard"/>
      <text:p text:style-name="Standard">Phoenix is a bootable, operating system (OS) driven, game console that runs on standard computer hardware. The operating system is specifically designed to run a single program or game. A storage device (currently supports floppy disks) is used as a game 'cartridge'. The cartridge can hold multiple files, each containing the game and the OS in a single executable. These files can be selected and launched during the computer's booting process. </text:p>
      <text:h text:style-name="Heading_20_2" text:outline-level="2">Functional Requirements</text:h>
      <text:p text:style-name="Text_20_body">We have several use cases: 'Start a game', 'Play a game' and 'Create a game'. <text:s/>There are two types of users that will be using this system. <text:s/>Players will be the ones playing the games and programmers will be the ones developing games. <text:s/>'Start a game' and 'play a game' are both use cases for players. <text:s/>'Create a game' is a use case for programmers.</text:p>
      <text:h text:style-name="Heading_20_3" text:outline-level="3">Use Cases</text:h>
      <text:h text:style-name="Heading_20_4" text:outline-level="4">Start a game</text:h>
      <text:h text:style-name="Heading_20_5" text:outline-level="5">User</text:h>
      <text:p text:style-name="Text_20_body">Player</text:p>
      <text:h text:style-name="Heading_20_5" text:outline-level="5">User Actions</text:h>
      <text:p text:style-name="Text_20_body">Place a floppy disk in the system.</text:p>
      <text:p text:style-name="Text_20_body">Restart the system or turn it on.</text:p>
      <text:p text:style-name="Text_20_body">Tell system to boot from the disk.</text:p>
      <text:h text:style-name="Heading_20_5" text:outline-level="5">Product Actions</text:h>
      <text:p text:style-name="Text_20_body">Boot into the game and give user control.</text:p>
      <text:h text:style-name="Heading_20_5" text:outline-level="5">Extensions</text:h>
      <text:p text:style-name="Text_20_body">Use a CD instead of a floppy.</text:p>
      <text:p text:style-name="Text_20_body">Present the user with a list of games on the disk and allow them to choose one to start.</text:p>
      <text:h text:style-name="Heading_20_4" text:outline-level="4">Play a game</text:h>
      <text:h text:style-name="Heading_20_5" text:outline-level="5">User</text:h>
      <text:p text:style-name="Text_20_body">Player</text:p>
      <text:h text:style-name="Heading_20_5" text:outline-level="5">User Actions</text:h>
      <text:p text:style-name="Text_20_body">Input data/movement with a keyboard.</text:p>
      <text:p text:style-name="Text_20_body">View the screen to see what's happening.</text:p>
      <text:h text:style-name="Heading_20_5" text:outline-level="5">Product Actions</text:h>
      <text:p text:style-name="Text_20_body">Display the game.</text:p>
      <text:p text:style-name="Text_20_body">Read the user's actions and interpret them based on the game itself.</text:p>
      <text:p text:style-name="Text_20_body">Make game appropriate sounds.</text:p>
      <text:h text:style-name="Heading_20_5" text:outline-level="5">Extensions</text:h>
      <text:p text:style-name="Text_20_body">Allow use of a gameport or serial based input device.</text:p>
      <text:h text:style-name="Heading_20_4" text:outline-level="4">Create a game</text:h>
      <text:h text:style-name="Heading_20_5" text:outline-level="5">User</text:h>
      <text:p text:style-name="Text_20_body">Programmer</text:p>
      <text:h text:style-name="Heading_20_5" text:outline-level="5">User Actions</text:h>
      <text:p text:style-name="Text_20_body">Write a game or application using the API provided.</text:p>
      <text:p text:style-name="Text_20_body">Edit global header file for the specifics of their program.</text:p>
      <text:p text:style-name="Text_20_body">Link their program into Phoenix's source.</text:p>
      <text:p text:style-name="Text_20_body">Modify the make file to use their program.</text:p>
      <text:p text:style-name="Text_20_body">Put the resulting file on a disk.</text:p>
      <text:p text:style-name="Text_20_body">Boot the computer from the disk.</text:p>
      <text:p text:style-name="Text_20_body">Verify the program is running as expected.</text:p>
      <text:h text:style-name="Heading_20_5" text:outline-level="5">Product Actions</text:h>
      <text:p text:style-name="Text_20_body">Will boot into the linked program.</text:p>
      <text:p text:style-name="Text_20_body">Will allow user to print error messages for debugging.</text:p>
      <text:h text:style-name="Heading_20_3" text:outline-level="3">Extension Use Cases</text:h>
      <text:h text:style-name="Heading_20_4" text:outline-level="4">Save a high score</text:h>
      <text:h text:style-name="Heading_20_5" text:outline-level="5">User</text:h>
      <text:p text:style-name="Text_20_body">Player</text:p>
      <text:h text:style-name="Heading_20_5" text:outline-level="5">User Actions</text:h>
      <text:p text:style-name="Text_20_body">End a game.</text:p>
      <text:p text:style-name="Text_20_body">Input name.</text:p>
      <text:h text:style-name="Heading_20_5" text:outline-level="5">Product Actions</text:h>
      <text:p text:style-name="Text_20_body">Send name and score to server.</text:p>
      <text:p text:style-name="Text_20_body">Display scores to the user.</text:p>
      <text:h text:style-name="Heading_20_4" text:outline-level="4">Play a networked game.</text:h>
      <text:h text:style-name="Heading_20_5" text:outline-level="5">User Actions</text:h>
      <text:p text:style-name="Text_20_body">Physically connect to the other system.</text:p>
      <text:p text:style-name="Text_20_body">Tell game to play networked.</text:p>
      <text:h text:style-name="Heading_20_5" text:outline-level="5">Product Actions</text:h>
      <text:p text:style-name="Text_20_body">Connect to the other machine.</text:p>
      <text:p text:style-name="Text_20_body">Handle communication to play two systems against each other.</text:p>
      <text:h text:style-name="Heading_20_3" text:outline-level="3">API</text:h>
      <text:h text:style-name="Heading_20_4" text:outline-level="4">Messages</text:h>
      <text:p text:style-name="functions">typedef struct {</text:p>
      <text:p text:style-name="functions"><text:s text:c="2"/>int size; <text:s text:c="17"/>// the actual number of filled bytes, not MESSAGE_SIZE <text:s text:c="23"/><text:tab/><text:tab/><text:tab/><text:tab/> <text:s/>// unless the buffer is full</text:p>
      <text:p text:style-name="functions"><text:s text:c="2"/>process src; <text:s text:c="14"/>// thread ID where this message was created</text:p>
      <text:p text:style-name="functions"><text:s text:c="2"/>process dest; <text:s text:c="13"/>// thread ID where this message is being sent</text:p>
      <text:p text:style-name="functions"><text:s text:c="2"/>char buffer[MESSAGE_SIZE]; // the message itself</text:p>
      <text:p text:style-name="functions">} message;</text:p>
      <text:p text:style-name="functions">void message_send(message *request, message *response)</text:p>
      <text:p text:style-name="Text_20_body">The message_send function will send a message to the destination address. <text:s/>The message structure contains the message buffer and the size of the data. <text:s/>Included are message structures for the request and a response. <text:s/>When the function returns, the sender will be able to read the response. <text:s/>The structure and contents of the message and response will be defined for each module type added to the system.</text:p>
      <text:p text:style-name="functions">void message_receive(message *request)</text:p>
      <text:p text:style-name="Text_20_body">The message_receive function will cause a thread to block until a message is sent to it. <text:s/>When another thread sends a message to the waiting thread the message will be placed at the request location and the waiting thread will resume operation, presumably doing some kind of work on the message.</text:p>
      <text:p text:style-name="functions">void message_reply(message *response)</text:p>
      <text:p text:style-name="Text_20_body">The message_reply function is used to respond to a message sent from destination. <text:s/>This will cause the destination to return from its call to message_send and process the response.</text:p>
      <text:h text:style-name="Heading_20_4" text:outline-level="4">Threading</text:h>
      <text:p text:style-name="functions"><text:span text:style-name="T1">int xthread_create(char id, </text:span><text:span text:style-name="Source_20_Text"><text:span text:style-name="T1">void (*start_routine)(void)</text:span></text:span><text:span text:style-name="T1">) </text:span></text:p>
      <text:p text:style-name="Text_20_body">Spawns a new thread with an ID number of id and threads the function pointed at by start_routine.</text:p>
      <text:p text:style-name="functions">int xthread_suspend(char id)</text:p>
      <text:p text:style-name="Text_20_body">Causes a thread to block until it is told to unblock. <text:s/>This should mostly be used in the kernel but may be used outside the kernel if desired.</text:p>
      <text:p text:style-name="functions">int xthread_resume(char id) </text:p>
      <text:p text:style-name="Text_20_body">Unblocks a blocked thread. <text:s/>Should also be used mostly in the kernel. </text:p>
      <text:p text:style-name="functions">int xthread_mutex_init(xthread_mutex_t *mutex)</text:p>
      <text:p text:style-name="functions">int xthread_mutex_lock(xthread_mutex_t *mutex)</text:p>
      <text:p text:style-name="functions">int xthread_mutex_unlock(xthread_mutex_t *mutex)</text:p>
      <text:p text:style-name="functions">int xthread_cond_init(xthread_cond_t *cond)</text:p>
      <text:p text:style-name="functions">int xthread_cond_wait(xthread_cond_t *cond, xthread_mutex_t *mutex)</text:p>
      <text:p text:style-name="functions">int xthread_cond_signal(xthread_cond_t *cond)</text:p>
      <text:p text:style-name="Text_20_body">The xthread_mutex and xthread_cond functions should work similarly to the pthread_mutex and pthread_cond functions in the POSIX API.</text:p>
      <text:h text:style-name="Heading_20_2" text:outline-level="2">Non-functional Requirements</text:h>
      <text:h text:style-name="Heading_20_3" text:outline-level="3">Platform:</text:h>
      <text:list text:style-name="L1">
        <text:list-item>
          <text:p text:style-name="P1">No operating system is required. The Phoenix OS will be included with each game.</text:p>
        </text:list-item>
        <text:list-item>
          <text:p text:style-name="P1">Real mode 16 bit x86 processor architecture. </text:p>
        </text:list-item>
        <text:list-item>
          <text:p text:style-name="P1">1MB of RAM.</text:p>
        </text:list-item>
        <text:list-item>
          <text:p text:style-name="P1">Display at a minimum of 30 frames per second.</text:p>
        </text:list-item>
        <text:list-item>
          <text:p text:style-name="P1">Floppy disk drive for booting. No disk I/O after booting.</text:p>
        </text:list-item>
        <text:list-item>
          <text:p text:style-name="P1">Standardized NIC chipset.</text:p>
        </text:list-item>
        <text:list-item>
          <text:p text:style-name="P1">PS/2 port for keyboard.</text:p>
        </text:list-item>
      </text:list>
      <text:h text:style-name="Heading_20_3" text:outline-level="3" text:is-list-header="true">Performance:</text:h>
      <text:list text:style-name="L2">
        <text:list-item>
          <text:p text:style-name="P8">capable of 30 frames for second. </text:p>
        </text:list-item>
        <text:list-item>
          <text:p text:style-name="P8">Under 200ms response to any input.</text:p>
        </text:list-item>
        <text:list-item>
          <text:p text:style-name="P8">Under 200ms transfer of a message over the network.</text:p>
        </text:list-item>
      </text:list>
      <text:h text:style-name="Heading_20_3" text:outline-level="3" text:is-list-header="true">Security:</text:h>
      <text:list text:style-name="L3">
        <text:list-item>
          <text:p text:style-name="P11">There are no security concerns for this project.</text:p>
        </text:list-item>
      </text:list>
      <text:h text:style-name="Heading_20_3" text:outline-level="3" text:is-list-header="true">Reliability:</text:h>
      <text:list text:style-name="L4">
        <text:list-item>
          <text:p text:style-name="P12">The OS doesn't need to recover from errors.</text:p>
        </text:list-item>
      </text:list>
      <text:h text:style-name="Heading_20_3" text:outline-level="3" text:is-list-header="true">Users:</text:h>
      <text:list text:style-name="L5">
        <text:list-item>
          <text:p text:style-name="P13">Gamers playing with the system. No experience.</text:p>
        </text:list-item>
        <text:list-item>
          <text:p text:style-name="P13">Programmers creating new games.</text:p>
        </text:list-item>
      </text:list>
      <text:h text:style-name="Heading_20_3" text:outline-level="3" text:is-list-header="true">Scale:</text:h>
      <text:list text:style-name="L6">
        <text:list-item>
          <text:p text:style-name="P15">A maximum of two users on a console at a time.</text:p>
        </text:list-item>
        <text:list-item>
          <text:p text:style-name="P15">A maximum of two consoles on a network.</text:p>
        </text:list-item>
      </text:list>
      <text:h text:style-name="Heading_20_3" text:outline-level="3" text:is-list-header="true">Data:</text:h>
      <text:list text:style-name="L7">
        <text:list-item>
          <text:p text:style-name="P17">Inputs from keyboard and/or gamepad.</text:p>
        </text:list-item>
        <text:list-item>
          <text:p text:style-name="P17">Network packets.</text:p>
        </text:list-item>
      </text:list>
      <text:h text:style-name="Heading_20_3" text:outline-level="3" text:is-list-header="true">Internationalization:</text:h>
      <text:list text:style-name="L8">
        <text:list-item>
          <text:p text:style-name="P19">Supports IBM ASCII.</text:p>
        </text:list-item>
      </text:list>
      <text:h text:style-name="Heading_20_3" text:outline-level="3" text:is-list-header="true">Environmental:</text:h>
      <text:list text:style-name="L9">
        <text:list-item>
          <text:p text:style-name="P20">This console with only run indoors.</text:p>
        </text:list-item>
        <text:list-item>
          <text:p text:style-name="P20">Possible heat concerns for the hardware.</text:p>
        </text:list-item>
      </text:list>
      <text:h text:style-name="Heading_20_3" text:outline-level="3" text:is-list-header="true">Possible modifications:</text:h>
      <text:list text:style-name="L10">
        <text:list-item>
          <text:p text:style-name="P22">32 bit protected mode. </text:p>
        </text:list-item>
        <text:list-item>
          <text:p text:style-name="P22">Boot from CD.</text:p>
        </text:list-item>
        <text:list-item>
          <text:p text:style-name="P22">Game port or serial port for gamepad or joystick support.</text:p>
        </text:list-item>
        <text:list-item>
          <text:p text:style-name="P22">UDP for cross-network.</text:p>
        </text:list-item>
      </text:list>
      <text:h text:style-name="Heading_20_3" text:outline-level="3" text:is-list-header="true">Requirement date:</text:h>
      <text:list text:style-name="L11">
        <text:list-item>
          <text:p text:style-name="P26">April 2008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3.5pt" fo:font-style="normal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7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functions" style:family="paragraph" style:parent-style-name="Text_20_body" style:class="text">
      <style:paragraph-properties fo:margin-left="0.3in" fo:margin-right="0in" fo:margin-top="0.0799in" fo:margin-bottom="0.0799in" fo:text-indent="-0.3in" style:auto-text-indent="false">
        <style:tab-stops/>
      </style:paragraph-properties>
      <style:text-properties style:font-name="Courier New" fo:font-size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Curtis Aube</meta:initial-creator>
    <meta:creation-date>2007-11-07T08:57:53</meta:creation-date>
    <dc:creator>Curtis Aube</dc:creator>
    <dc:date>2008-05-05T15:53:52</dc:date>
    <dc:language>en-US</dc:language>
    <meta:editing-cycles>31</meta:editing-cycles>
    <meta:editing-duration>PT14H1M5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128" meta:word-count="958" meta:character-count="5653"/>
  </office:meta>
</office:document-meta>
</file>